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RequirementModel" style:family="table">
      <style:table-properties style:width="7.375in" fo:margin-left="0in" table:align="left"/>
    </style:style>
    <style:style style:name="RequirementModel.A" style:family="table-column">
      <style:table-column-properties style:column-width="0.2764in"/>
    </style:style>
    <style:style style:name="RequirementModel.B" style:family="table-column">
      <style:table-column-properties style:column-width="2.0361in"/>
    </style:style>
    <style:style style:name="RequirementModel.C" style:family="table-column">
      <style:table-column-properties style:column-width="3.9375in"/>
    </style:style>
    <style:style style:name="RequirementModel.D" style:family="table-column">
      <style:table-column-properties style:column-width="0.6875in"/>
    </style:style>
    <style:style style:name="RequirementModel.E" style:family="table-column">
      <style:table-column-properties style:column-width="0.4375in"/>
    </style:style>
    <style:style style:name="RequirementModel.A1" style:family="table-cell">
      <style:table-cell-properties fo:padding="0.0201in" fo:border-left="0.05pt solid #000000" fo:border-right="none" fo:border-top="0.05pt solid #000000" fo:border-bottom="none" style:writing-mode="page"/>
    </style:style>
    <style:style style:name="RequirementModel.B1" style:family="table-cell">
      <style:table-cell-properties fo:padding="0.0201in" fo:border-left="none" fo:border-right="none" fo:border-top="0.05pt solid #000000" fo:border-bottom="none" style:writing-mode="page"/>
    </style:style>
    <style:style style:name="RequirementModel.E1" style:family="table-cell">
      <style:table-cell-properties fo:padding="0.0201in" fo:border-left="none" fo:border-right="0.05pt solid #000000" fo:border-top="0.05pt solid #000000" fo:border-bottom="none" style:writing-mode="page"/>
    </style:style>
    <style:style style:name="RequirementModel.A2" style:family="table-cell">
      <style:table-cell-properties fo:padding="0.0201in" fo:border-left="0.05pt solid #000000" fo:border-right="none" fo:border-top="none" fo:border-bottom="none" style:writing-mode="page"/>
    </style:style>
    <style:style style:name="RequirementModel.B2" style:family="table-cell">
      <style:table-cell-properties fo:padding="0.0201in" fo:border="none" style:writing-mode="page"/>
    </style:style>
    <style:style style:name="RequirementModel.E2" style:family="table-cell">
      <style:table-cell-properties fo:padding="0.0201in" fo:border-left="none" fo:border-right="0.05pt solid #000000" fo:border-top="none" fo:border-bottom="none" style:writing-mode="page"/>
    </style:style>
    <style:style style:name="RequirementModel.14" style:family="table-row">
      <style:table-row-properties style:min-row-height="0.4007in"/>
    </style:style>
    <style:style style:name="RequirementModel.A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RequirementModel.B20" style:family="table-cell">
      <style:table-cell-properties fo:padding="0.0201in" fo:border-left="none" fo:border-right="none" fo:border-top="none" fo:border-bottom="0.05pt solid #000000" style:writing-mode="page"/>
    </style:style>
    <style:style style:name="RequirementModel.E20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08be44" officeooo:paragraph-rsid="0008be44"/>
    </style:style>
    <style:style style:name="P2" style:family="paragraph" style:parent-style-name="Table_20_Contents">
      <style:paragraph-properties fo:text-align="center" style:justify-single-word="false"/>
      <style:text-properties fo:font-style="italic" fo:font-weight="bold" officeooo:rsid="0008be44" officeooo:paragraph-rsid="0008be44" style:font-style-asian="italic" style:font-weight-asian="bold" style:font-style-complex="italic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099441" officeooo:paragraph-rsid="00099441"/>
    </style:style>
    <style:style style:name="P4" style:family="paragraph" style:parent-style-name="Title">
      <style:text-properties officeooo:rsid="0008be44" officeooo:paragraph-rsid="0008be44"/>
    </style:style>
    <style:style style:name="P5" style:family="paragraph" style:parent-style-name="Table_20_Contents">
      <style:paragraph-properties fo:text-align="center" style:justify-single-word="false"/>
      <style:text-properties officeooo:rsid="000b0299" officeooo:paragraph-rsid="000b0299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08be44"/>
    </style:style>
    <style:style style:name="P8" style:family="paragraph" style:parent-style-name="Table_20_Contents">
      <style:paragraph-properties fo:text-align="center" style:justify-single-word="false"/>
      <style:text-properties officeooo:paragraph-rsid="000c91b8"/>
    </style:style>
    <style:style style:name="P9" style:family="paragraph" style:parent-style-name="Table_20_Contents">
      <style:paragraph-properties fo:text-align="center" style:justify-single-word="false"/>
      <style:text-properties officeooo:paragraph-rsid="000db417"/>
    </style:style>
    <style:style style:name="P10" style:family="paragraph" style:parent-style-name="Table_20_Contents">
      <style:paragraph-properties fo:text-align="center" style:justify-single-word="false"/>
      <style:text-properties officeooo:rsid="0008be44" officeooo:paragraph-rsid="000b0299"/>
    </style:style>
    <style:style style:name="P11" style:family="paragraph" style:parent-style-name="Table_20_Contents">
      <style:paragraph-properties fo:text-align="center" style:justify-single-word="false"/>
      <style:text-properties fo:font-style="italic" fo:font-weight="bold" officeooo:rsid="0008be44" officeooo:paragraph-rsid="000b0299" style:font-style-asian="italic" style:font-weight-asian="bold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tyle="italic" fo:font-weight="bold" officeooo:rsid="000b0299" officeooo:paragraph-rsid="000b0299" style:font-style-asian="italic" style:font-weight-asian="bold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08be44" officeooo:paragraph-rsid="0008be44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08be44" officeooo:paragraph-rsid="000c91b8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0c91b8" officeooo:paragraph-rsid="000c91b8" style:font-size-asian="10pt" style:font-size-complex="10pt"/>
    </style:style>
    <style:style style:name="P17" style:family="paragraph" style:parent-style-name="Text_20_body">
      <style:text-properties officeooo:rsid="00099441" officeooo:paragraph-rsid="00099441"/>
    </style:style>
    <style:style style:name="P18" style:family="paragraph" style:parent-style-name="Text_20_body">
      <style:text-properties officeooo:rsid="000b0299" officeooo:paragraph-rsid="000b0299"/>
    </style:style>
    <style:style style:name="T1" style:family="text">
      <style:text-properties officeooo:rsid="000b0299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8be44" style:font-size-asian="10pt" style:font-size-complex="10pt"/>
    </style:style>
    <style:style style:name="T4" style:family="text">
      <style:text-properties fo:font-size="10pt" officeooo:rsid="000b0299" style:font-size-asian="10pt" style:font-size-complex="10pt"/>
    </style:style>
    <style:style style:name="T5" style:family="text">
      <style:text-properties fo:font-size="10pt" officeooo:rsid="000c91b8" style:font-size-asian="10pt" style:font-size-complex="10pt"/>
    </style:style>
    <style:style style:name="T6" style:family="text">
      <style:text-properties fo:font-size="10pt" officeooo:rsid="000db417" style:font-size-asian="10pt" style:font-size-complex="10pt"/>
    </style:style>
    <style:style style:name="T7" style:family="text">
      <style:text-properties officeooo:rsid="000c91b8"/>
    </style:style>
    <style:style style:name="T8" style:family="text">
      <style:text-properties officeooo:rsid="000db4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quirement Model</text:p>
      <text:p text:style-name="Text_20_body"/>
      <text:p text:style-name="P17">Prioritet moze biti 1-5</text:p>
      <text:p text:style-name="P18">Tip F – Funkcionalni zahtev</text:p>
      <text:p text:style-name="P18">Tip N – Nefunkcionalni zahtev</text:p>
      <table:table table:name="RequirementModel" table:style-name="RequirementModel">
        <table:table-column table:style-name="RequirementModel.A"/>
        <table:table-column table:style-name="RequirementModel.B"/>
        <table:table-column table:style-name="RequirementModel.C"/>
        <table:table-column table:style-name="RequirementModel.D"/>
        <table:table-column table:style-name="RequirementModel.E"/>
        <table:table-row>
          <table:table-cell table:style-name="RequirementModel.A1" office:value-type="string">
            <text:p text:style-name="P2">R.br.</text:p>
          </table:table-cell>
          <table:table-cell table:style-name="RequirementModel.B1" office:value-type="string">
            <text:p text:style-name="P11">Z<text:span text:style-name="T1">ahtev</text:span></text:p>
          </table:table-cell>
          <table:table-cell table:style-name="RequirementModel.B1" office:value-type="string">
            <text:p text:style-name="P12">Opis</text:p>
          </table:table-cell>
          <table:table-cell table:style-name="RequirementModel.B1" office:value-type="string">
            <text:p text:style-name="P2">Prioritet</text:p>
          </table:table-cell>
          <table:table-cell table:style-name="RequirementModel.E1" office:value-type="string">
            <text:p text:style-name="P2">Tip </text:p>
          </table:table-cell>
        </table:table-row>
        <table:table-row>
          <table:table-cell table:style-name="RequirementModel.A2" office:value-type="string">
            <text:p text:style-name="P1">1</text:p>
          </table:table-cell>
          <table:table-cell table:style-name="RequirementModel.B2" office:value-type="string">
            <text:p text:style-name="P1">Registracija</text:p>
          </table:table-cell>
          <table:table-cell table:style-name="RequirementModel.B2" office:value-type="string">
            <text:p text:style-name="P7"><text:span text:style-name="T3">Sistem </text:span><text:span text:style-name="T5">c</text:span><text:span text:style-name="T3">e omogu</text:span><text:span text:style-name="T5">c</text:span><text:span text:style-name="T3">iti k</text:span><text:span text:style-name="T4">orisniku da se registruje.</text:span><text:span text:style-name="T3"> </text:span></text:p>
          </table:table-cell>
          <table:table-cell table:style-name="RequirementModel.B2" office:value-type="string">
            <text:p text:style-name="P1">1</text:p>
          </table:table-cell>
          <table:table-cell table:style-name="RequirementModel.E2" office:value-type="string">
            <text:p text:style-name="P10">F</text:p>
          </table:table-cell>
        </table:table-row>
        <table:table-row>
          <table:table-cell table:style-name="RequirementModel.A2" office:value-type="string">
            <text:p text:style-name="P1">2</text:p>
          </table:table-cell>
          <table:table-cell table:style-name="RequirementModel.B2" office:value-type="string">
            <text:p text:style-name="P1">Prijava</text:p>
          </table:table-cell>
          <table:table-cell table:style-name="RequirementModel.B2" office:value-type="string">
            <text:p text:style-name="P13">Sistem treba da obezbedi autentifikaciju korisnika koji mu pristupa. </text:p>
          </table:table-cell>
          <table:table-cell table:style-name="RequirementModel.B2" office:value-type="string">
            <text:p text:style-name="P1">1</text:p>
          </table:table-cell>
          <table:table-cell table:style-name="RequirementModel.E2" office:value-type="string">
            <text:p text:style-name="P10">F</text:p>
          </table:table-cell>
        </table:table-row>
        <table:table-row>
          <table:table-cell table:style-name="RequirementModel.A2" office:value-type="string">
            <text:p text:style-name="P1">3</text:p>
          </table:table-cell>
          <table:table-cell table:style-name="RequirementModel.B2" office:value-type="string">
            <text:p text:style-name="P3">Pretraga sadrzaja</text:p>
          </table:table-cell>
          <table:table-cell table:style-name="RequirementModel.B2" office:value-type="string">
            <text:p text:style-name="P14">K<text:span text:style-name="T7">orisnik ima mogucnost da pretrazuje sadrzaj po kriterijumima.</text:span></text:p>
          </table:table-cell>
          <table:table-cell table:style-name="RequirementModel.B2" office:value-type="string">
            <text:p text:style-name="P3">1</text:p>
          </table:table-cell>
          <table:table-cell table:style-name="RequirementModel.E2" office:value-type="string">
            <text:p text:style-name="P10">F</text:p>
          </table:table-cell>
        </table:table-row>
        <table:table-row>
          <table:table-cell table:style-name="RequirementModel.A2" office:value-type="string">
            <text:p text:style-name="P3">4</text:p>
          </table:table-cell>
          <table:table-cell table:style-name="RequirementModel.B2" office:value-type="string">
            <text:p text:style-name="P3">Dodavanje sadrzaja</text:p>
          </table:table-cell>
          <table:table-cell table:style-name="RequirementModel.B2" office:value-type="string">
            <text:p text:style-name="P16">Urednik I administrator imaju mogucnost da dodaju nov sadrzaj. </text:p>
          </table:table-cell>
          <table:table-cell table:style-name="RequirementModel.B2" office:value-type="string">
            <text:p text:style-name="P3">1</text:p>
          </table:table-cell>
          <table:table-cell table:style-name="RequirementModel.E2" office:value-type="string">
            <text:p text:style-name="P10">F</text:p>
          </table:table-cell>
        </table:table-row>
        <table:table-row>
          <table:table-cell table:style-name="RequirementModel.A2" office:value-type="string">
            <text:p text:style-name="P3">5</text:p>
          </table:table-cell>
          <table:table-cell table:style-name="RequirementModel.B2" office:value-type="string">
            <text:p text:style-name="P3">Visekriterijumska pretraga</text:p>
          </table:table-cell>
          <table:table-cell table:style-name="RequirementModel.B2" office:value-type="string">
            <text:p text:style-name="P16">Sistem ce omoguciti napredniji visekriterijumski nacin pretrage.</text:p>
          </table:table-cell>
          <table:table-cell table:style-name="RequirementModel.B2" office:value-type="string">
            <text:p text:style-name="P3">2</text:p>
          </table:table-cell>
          <table:table-cell table:style-name="RequirementModel.E2" office:value-type="string">
            <text:p text:style-name="P10">F</text:p>
          </table:table-cell>
        </table:table-row>
        <table:table-row>
          <table:table-cell table:style-name="RequirementModel.A2" office:value-type="string">
            <text:p text:style-name="P3">6</text:p>
          </table:table-cell>
          <table:table-cell table:style-name="RequirementModel.B2" office:value-type="string">
            <text:p text:style-name="P3">Kreiranje play listi</text:p>
          </table:table-cell>
          <table:table-cell table:style-name="RequirementModel.B2" office:value-type="string">
            <text:p text:style-name="P16">Registrovani korisnici mogu da kreiraju svoje kolekcije. </text:p>
          </table:table-cell>
          <table:table-cell table:style-name="RequirementModel.B2" office:value-type="string">
            <text:p text:style-name="P3">3</text:p>
          </table:table-cell>
          <table:table-cell table:style-name="RequirementModel.E2" office:value-type="string">
            <text:p text:style-name="P10">F</text:p>
          </table:table-cell>
        </table:table-row>
        <table:table-row>
          <table:table-cell table:style-name="RequirementModel.A2" office:value-type="string">
            <text:p text:style-name="P3">7</text:p>
          </table:table-cell>
          <table:table-cell table:style-name="RequirementModel.B2" office:value-type="string">
            <text:p text:style-name="P3">Izmena postojecih play listi</text:p>
          </table:table-cell>
          <table:table-cell table:style-name="RequirementModel.B2" office:value-type="string">
            <text:p text:style-name="P16">Registrovani korisnici mogu da menjaju svoje kolekcije.</text:p>
          </table:table-cell>
          <table:table-cell table:style-name="RequirementModel.B2" office:value-type="string">
            <text:p text:style-name="P3">4</text:p>
          </table:table-cell>
          <table:table-cell table:style-name="RequirementModel.E2" office:value-type="string">
            <text:p text:style-name="P10">F</text:p>
          </table:table-cell>
        </table:table-row>
        <table:table-row>
          <table:table-cell table:style-name="RequirementModel.A2" office:value-type="string">
            <text:p text:style-name="P3">8</text:p>
          </table:table-cell>
          <table:table-cell table:style-name="RequirementModel.B2" office:value-type="string">
            <text:p text:style-name="P3">Recenziranje sadrzaja</text:p>
          </table:table-cell>
          <table:table-cell table:style-name="RequirementModel.B2" office:value-type="string">
            <text:p text:style-name="P16">Urednici I registrovani korisnici mogu da postave svoje misljenje <text:s/>tj recenziraju sadrzaj.</text:p>
          </table:table-cell>
          <table:table-cell table:style-name="RequirementModel.B2" office:value-type="string">
            <text:p text:style-name="P3">2</text:p>
          </table:table-cell>
          <table:table-cell table:style-name="RequirementModel.E2" office:value-type="string">
            <text:p text:style-name="P10">F</text:p>
          </table:table-cell>
        </table:table-row>
        <table:table-row>
          <table:table-cell table:style-name="RequirementModel.A2" office:value-type="string">
            <text:p text:style-name="P3">9</text:p>
          </table:table-cell>
          <table:table-cell table:style-name="RequirementModel.B2" office:value-type="string">
            <text:p text:style-name="P3">Posedovanje reklamnih prostora</text:p>
          </table:table-cell>
          <table:table-cell table:style-name="RequirementModel.B2" office:value-type="string">
            <text:p text:style-name="P16">Sistem treba da sadrzi prostor na kom ce se nalaziti reklame koje ce pruziti profit.</text:p>
          </table:table-cell>
          <table:table-cell table:style-name="RequirementModel.B2" office:value-type="string">
            <text:p text:style-name="P3">1</text:p>
          </table:table-cell>
          <table:table-cell table:style-name="RequirementModel.E2" office:value-type="string">
            <text:p text:style-name="P10">F</text:p>
          </table:table-cell>
        </table:table-row>
        <table:table-row>
          <table:table-cell table:style-name="RequirementModel.A2" office:value-type="string">
            <text:p text:style-name="P3">10</text:p>
          </table:table-cell>
          <table:table-cell table:style-name="RequirementModel.B2" office:value-type="string">
            <text:p text:style-name="P3">Pregled profila</text:p>
          </table:table-cell>
          <table:table-cell table:style-name="RequirementModel.B2" office:value-type="string">
            <text:p text:style-name="P16">Svi korisnici ce moci da pristupe profilu drugih korisnika.</text:p>
          </table:table-cell>
          <table:table-cell table:style-name="RequirementModel.B2" office:value-type="string">
            <text:p text:style-name="P3">5</text:p>
          </table:table-cell>
          <table:table-cell table:style-name="RequirementModel.E2" office:value-type="string">
            <text:p text:style-name="P10">F</text:p>
          </table:table-cell>
        </table:table-row>
        <table:table-row>
          <table:table-cell table:style-name="RequirementModel.A2" office:value-type="string">
            <text:p text:style-name="P3">11</text:p>
          </table:table-cell>
          <table:table-cell table:style-name="RequirementModel.B2" office:value-type="string">
            <text:p text:style-name="P3">Preuzimanje dostupnog sadrzaja</text:p>
          </table:table-cell>
          <table:table-cell table:style-name="RequirementModel.B2" office:value-type="string">
            <text:p text:style-name="P16">Registrovani korisnici ce imati pravo da preuzmu sadrzaj koji je dostupan za preuzimanje uz fiksnu doplatu.</text:p>
          </table:table-cell>
          <table:table-cell table:style-name="RequirementModel.B2" office:value-type="string">
            <text:p text:style-name="P3">3</text:p>
          </table:table-cell>
          <table:table-cell table:style-name="RequirementModel.E2" office:value-type="string">
            <text:p text:style-name="P10">F</text:p>
          </table:table-cell>
        </table:table-row>
        <table:table-row>
          <table:table-cell table:style-name="RequirementModel.A2" office:value-type="string">
            <text:p text:style-name="P3">12</text:p>
          </table:table-cell>
          <table:table-cell table:style-name="RequirementModel.B2" office:value-type="string">
            <text:p text:style-name="P3">Strimovanje dostupnog sadrzaja</text:p>
          </table:table-cell>
          <table:table-cell table:style-name="RequirementModel.B2" office:value-type="string">
            <text:p text:style-name="P8"><text:span text:style-name="T5">Registrovani korisnici ce imati pravo da gledaju sadrzaj koji je dostupan za strimovanje.</text:span></text:p>
          </table:table-cell>
          <table:table-cell table:style-name="RequirementModel.B2" office:value-type="string">
            <text:p text:style-name="P3">3</text:p>
          </table:table-cell>
          <table:table-cell table:style-name="RequirementModel.E2" office:value-type="string">
            <text:p text:style-name="P10">F</text:p>
          </table:table-cell>
        </table:table-row>
        <table:table-row table:style-name="RequirementModel.14">
          <table:table-cell table:style-name="RequirementModel.A2" office:value-type="string">
            <text:p text:style-name="P5">13</text:p>
          </table:table-cell>
          <table:table-cell table:style-name="RequirementModel.B2" office:value-type="string">
            <text:p text:style-name="P5">Sigurnost</text:p>
          </table:table-cell>
          <table:table-cell table:style-name="RequirementModel.B2" office:value-type="string">
            <text:p text:style-name="P9"><text:span text:style-name="T2">Podacima u sistemu <text:s/>ne</text:span><text:span text:style-name="T6">c</text:span><text:span text:style-name="T2">e mo</text:span><text:span text:style-name="T6">c</text:span><text:span text:style-name="T2">i da pristupaju svi korisnici. </text:span><text:span text:style-name="T6">Urednici</text:span><text:span text:style-name="T2"> </text:span><text:span text:style-name="T6">ce imati vise ovlascenja,</text:span><text:span text:style-name="T2"> </text:span><text:span text:style-name="T6">dok ce administator imati sva ovlascenja</text:span><text:span text:style-name="T2">. </text:span></text:p>
          </table:table-cell>
          <table:table-cell table:style-name="RequirementModel.B2" office:value-type="string">
            <text:p text:style-name="P5">1</text:p>
          </table:table-cell>
          <table:table-cell table:style-name="RequirementModel.E2" office:value-type="string">
            <text:p text:style-name="P5">N</text:p>
          </table:table-cell>
        </table:table-row>
        <table:table-row>
          <table:table-cell table:style-name="RequirementModel.A2" office:value-type="string">
            <text:p text:style-name="P5">14</text:p>
          </table:table-cell>
          <table:table-cell table:style-name="RequirementModel.B2" office:value-type="string">
            <text:p text:style-name="P6"/>
          </table:table-cell>
          <table:table-cell table:style-name="RequirementModel.B2" office:value-type="string">
            <text:p text:style-name="P15"/>
          </table:table-cell>
          <table:table-cell table:style-name="RequirementModel.B2" office:value-type="string">
            <text:p text:style-name="P6"/>
          </table:table-cell>
          <table:table-cell table:style-name="RequirementModel.E2" office:value-type="string">
            <text:p text:style-name="P10">F</text:p>
          </table:table-cell>
        </table:table-row>
        <table:table-row>
          <table:table-cell table:style-name="RequirementModel.A2" office:value-type="string">
            <text:p text:style-name="P6"/>
          </table:table-cell>
          <table:table-cell table:style-name="RequirementModel.B2" office:value-type="string">
            <text:p text:style-name="P6"/>
          </table:table-cell>
          <table:table-cell table:style-name="RequirementModel.B2" office:value-type="string">
            <text:p text:style-name="P15"/>
          </table:table-cell>
          <table:table-cell table:style-name="RequirementModel.B2" office:value-type="string">
            <text:p text:style-name="P6"/>
          </table:table-cell>
          <table:table-cell table:style-name="RequirementModel.E2" office:value-type="string">
            <text:p text:style-name="P10">F</text:p>
          </table:table-cell>
        </table:table-row>
        <table:table-row>
          <table:table-cell table:style-name="RequirementModel.A2" office:value-type="string">
            <text:p text:style-name="P6"/>
          </table:table-cell>
          <table:table-cell table:style-name="RequirementModel.B2" office:value-type="string">
            <text:p text:style-name="P6"/>
          </table:table-cell>
          <table:table-cell table:style-name="RequirementModel.B2" office:value-type="string">
            <text:p text:style-name="P15"/>
          </table:table-cell>
          <table:table-cell table:style-name="RequirementModel.B2" office:value-type="string">
            <text:p text:style-name="P6"/>
          </table:table-cell>
          <table:table-cell table:style-name="RequirementModel.E2" office:value-type="string">
            <text:p text:style-name="P10">F</text:p>
          </table:table-cell>
        </table:table-row>
        <table:table-row>
          <table:table-cell table:style-name="RequirementModel.A2" office:value-type="string">
            <text:p text:style-name="P6"/>
          </table:table-cell>
          <table:table-cell table:style-name="RequirementModel.B2" office:value-type="string">
            <text:p text:style-name="P6"/>
          </table:table-cell>
          <table:table-cell table:style-name="RequirementModel.B2" office:value-type="string">
            <text:p text:style-name="P15"/>
          </table:table-cell>
          <table:table-cell table:style-name="RequirementModel.B2" office:value-type="string">
            <text:p text:style-name="P6"/>
          </table:table-cell>
          <table:table-cell table:style-name="RequirementModel.E2" office:value-type="string">
            <text:p text:style-name="P10">F</text:p>
          </table:table-cell>
        </table:table-row>
        <table:table-row>
          <table:table-cell table:style-name="RequirementModel.A2" office:value-type="string">
            <text:p text:style-name="P6"/>
          </table:table-cell>
          <table:table-cell table:style-name="RequirementModel.B2" office:value-type="string">
            <text:p text:style-name="P6"/>
          </table:table-cell>
          <table:table-cell table:style-name="RequirementModel.B2" office:value-type="string">
            <text:p text:style-name="P15"/>
          </table:table-cell>
          <table:table-cell table:style-name="RequirementModel.B2" office:value-type="string">
            <text:p text:style-name="P6"/>
          </table:table-cell>
          <table:table-cell table:style-name="RequirementModel.E2" office:value-type="string">
            <text:p text:style-name="P10">F</text:p>
          </table:table-cell>
        </table:table-row>
        <table:table-row>
          <table:table-cell table:style-name="RequirementModel.A20" office:value-type="string">
            <text:p text:style-name="P6"/>
          </table:table-cell>
          <table:table-cell table:style-name="RequirementModel.B20" office:value-type="string">
            <text:p text:style-name="P6"/>
          </table:table-cell>
          <table:table-cell table:style-name="RequirementModel.B20" office:value-type="string">
            <text:p text:style-name="P15"/>
          </table:table-cell>
          <table:table-cell table:style-name="RequirementModel.B20" office:value-type="string">
            <text:p text:style-name="P6"/>
          </table:table-cell>
          <table:table-cell table:style-name="RequirementModel.E20" office:value-type="string">
            <text:p text:style-name="P10">F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1T13:04:23.843000000</meta:creation-date>
    <dc:date>2020-06-01T13:54:17.244000000</dc:date>
    <meta:editing-duration>PT23M55S</meta:editing-duration>
    <meta:editing-cycles>4</meta:editing-cycles>
    <meta:generator>LibreOffice/6.3.3.2$Windows_X86_64 LibreOffice_project/a64200df03143b798afd1ec74a12ab50359878ed</meta:generator>
    <meta:document-statistic meta:table-count="1" meta:image-count="0" meta:object-count="0" meta:page-count="1" meta:paragraph-count="81" meta:word-count="233" meta:character-count="1421" meta:non-whitespace-character-count="1259"/>
  </office:meta>
</office:document-meta>
</file>